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CommentText" style:family="paragraph">
      <style:paragraph-properties fo:text-align="start" fo:text-indent="0in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6" style:parent-style-name="CommentText" style:family="paragraph">
      <style:paragraph-properties fo:text-align="start" fo:text-indent="0in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6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7" style:parent-style-name="Normal" style:family="paragraph">
      <style:paragraph-properties fo:text-align="start" fo:text-indent="0in"/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fo:text-align="start" fo:text-indent="0.4916in"/>
    </style:style>
    <style:style style:name="T92" style:parent-style-name="DefaultParagraphFont" style:family="text">
      <style:text-properties style:font-name-complex="Calibri" fo:font-size="12pt" style:font-size-asian="12pt" style:font-size-complex="12pt"/>
    </style:style>
    <style:style style:name="P9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01" style:parent-style-name="Normal" style:family="paragraph">
      <style:paragraph-properties fo:text-align="start" fo:text-indent="0in"/>
    </style:style>
    <style:style style:name="T10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112" style:parent-style-name="CommentText" style:family="paragraph">
      <style:paragraph-properties fo:text-align="start" fo:text-indent="0in"/>
    </style:style>
    <style:style style:name="T11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6" style:parent-style-name="DefaultParagraphFont" style:family="text">
      <style:text-properties fo:font-size="12pt" style:font-size-asian="12pt" style:font-size-complex="12pt" fo:language="en" fo:country="US"/>
    </style:style>
    <style:style style:name="T117" style:parent-style-name="DefaultParagraphFont" style:family="text">
      <style:text-properties fo:font-size="12pt" style:font-size-asian="12pt" style:font-size-complex="12pt" fo:language="en" fo:country="US"/>
    </style:style>
    <style:style style:name="T118" style:parent-style-name="DefaultParagraphFont" style:family="text">
      <style:text-properties fo:font-size="12pt" style:font-size-asian="12pt" style:font-size-complex="12pt" fo:language="en" fo:country="US"/>
    </style:style>
    <style:style style:name="T119" style:parent-style-name="DefaultParagraphFont" style:family="text">
      <style:text-properties fo:font-size="12pt" style:font-size-asian="12pt" style:font-size-complex="12pt" fo:language="en" fo:country="US"/>
    </style:style>
    <style:style style:name="P1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2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4" style:parent-style-name="Normal" style:family="paragraph">
      <style:paragraph-properties fo:text-align="start" fo:text-indent="0in"/>
    </style:style>
    <style:style style:name="T125" style:parent-style-name="DefaultParagraphFont" style:family="text"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 In accordance with the Declaration of Helsinki, informed written consent was obtained from all participants.</text:p>
      <text:p text:style-name="P5">Study design</text:p>
      <text:p text:style-name="P6"/>
      <text:p text:style-name="P7">TMT Part A and B</text:p>
      <text:p text:style-name="P8">After EEG cap procedure</text:p>
      <text:p text:style-name="P9">EEG measures during rte, oddball, n-back A and B, pvt, and resting state (closed eyes and open eyes)</text:p>
      <text:p text:style-name="P10">After EEG cap was taken off<text:s/></text:p>
      <text:p text:style-name="P11">Questionnaires: PSQI, Facit-F, Hads-A and Hads-D</text:p>
      <text:p text:style-name="P12">Since this thesis focuses on behavioral and EEG data obtained from the TMT, n-back, pvt, resting state, and questionnaires, the rte and the oddball task will not be further explained.<text:s/></text:p>
      <text:p text:style-name="P13">In addition, MoCA score was measured in a previous study.<text:s/></text:p>
      <text:p text:style-name="P14">Cognitive tasks</text:p>
      <text:p text:style-name="P15"><text:tab/>MoCA</text:p>
      <text:p text:style-name="P16">TMT Part A and B</text:p>
      <text:p text:style-name="P17">N-Back Part A and B</text:p>
      <text:p text:style-name="P18">PVT</text:p>
      <text:p text:style-name="P19">Questionnaires</text:p>
      <text:p text:style-name="P20"><text:tab/>PSQI</text:p>
      <text:p text:style-name="P21"><text:tab/>HADS-A and HADS-D</text:p>
      <text:p text:style-name="P22"><text:tab/>FACIT-F</text:p>
      <text:p text:style-name="P23"><text:span text:style-name="T24">The 13-item Functional Assessment of Chronic Illness The</text:span><text:span text:style-name="T25">ra</text:span><text:span text:style-name="T26">py (FACIT)-Fatigue Scale<text:s/></text:span><text:span text:style-name="T27">(Version 4)</text:span><text:span text:style-name="T28"><office:annotation office:name="0" xml:id="1334894810"><dc:creator>Janka Hauffe</dc:creator><dc:date>2024-07-27T10:36:00</dc:date><meta:creator-initials>JH</meta:creator-initials><text:p text:style-name="P29">Or maybe literature already here? And then maybe again after cancer-related fatigue!?</text:p></office:annotation><text:s/></text:span><text:span text:style-name="CommentReference"><office:annotation-end office:name="0"/></text:span><text:span text:style-name="T30">was used to assess self-reported fatigue</text:span><text:span text:style-name="T31"><text:s/>and its impact on daily activities and functions</text:span><text:span text:style-name="T32"><text:s/>(</text:span><text:span text:style-name="T33">Cella, Lai, Chang, Peterman &amp; Slavin, 2002;<text:s/></text:span><text:span text:style-name="T34">Yellen et al., 1997)</text:span><text:span text:style-name="T35">.<text:s/></text:span><text:span text:style-name="T36">While it was originally developed for cancer-related fatigue (</text:span><text:span text:style-name="T37">Cella et al., 2002;<text:s/></text:span><text:span text:style-name="T38"><office:annotation office:name="1" xml:id="1092818260"><dc:creator>Janka Hauffe</dc:creator><dc:date>2024-07-27T10:35:00</dc:date><meta:creator-initials>JH</meta:creator-initials><text:p text:style-name="P39">Again literature here? Not quite sure where exactly it should be</text:p></office:annotation>Yellen et al., 1997)</text:span><text:span text:style-name="T40">,<text:s/></text:span><text:span text:style-name="CommentReference"><office:annotation-end office:name="1"/></text:span><text:span text:style-name="T41">it has been shown, that the FACIT-F is a reliable and valid measure of fatigue across various health conditions</text:span><text:span text:style-name="T42"><text:s/>(Cella et al., 2002)</text:span><text:span text:style-name="T43">, making it a widely used tool for both clinical practice and<text:s/></text:span><text:soft-page-break/><text:span text:style-name="T44">research</text:span><text:span text:style-name="T45"><text:s/>(</text:span><text:span text:style-name="T46">Cella et al., 2022; Butt et al., 2013; Montan, Löwe, Cella, Mehnert &amp; Hinz, 2018; Tinsley, Macklin, Korzenik &amp; Sands, 2011</text:span><text:span text:style-name="T47">)</text:span><text:span text:style-name="T48">.</text:span><text:span text:style-name="T49"><text:s/></text:span><text:span text:style-name="T50">This questionnaire<text:s/></text:span><text:span text:style-name="T51"><office:annotation office:name="2" xml:id="1096330583"><dc:creator>Janka Hauffe</dc:creator><dc:date>2024-07-27T09:35:00</dc:date><meta:creator-initials>JH</meta:creator-initials><text:p text:style-name="P52">Again „uses“ maybe there is a better/other word I could use instead</text:p></office:annotation>u</text:span><text:span text:style-name="T53">ses</text:span><text:span text:style-name="CommentReference"><office:annotation-end office:name="2"/></text:span><text:span text:style-name="T54"><text:s/>a five-point Likert scale, with total scores ranging from 0 (severe fatigue) to 52 (no fatigue)</text:span><text:span text:style-name="T55"><office:annotation office:name="3" xml:id="543974313"><dc:creator>Janka Hauffe</dc:creator><dc:date>2024-07-27T10:53:00</dc:date><meta:creator-initials>JH</meta:creator-initials><text:p text:style-name="P56">Do I need to mention the literature here again?</text:p></office:annotation>.</text:span><text:span text:style-name="CommentReference"><office:annotation-end office:name="3"/></text:span><text:span text:style-name="T57"><text:s/></text:span><text:span text:style-name="T58">Based on general population data, scores ≤30 indicate clinically significant fatigue (</text:span><text:span text:style-name="T59">Piper &amp; Cella, 2010</text:span><text:span text:style-name="T60">)</text:span><text:span text:style-name="T61">.</text:span></text:p>
      <text:p text:style-name="P62"/>
      <text:p text:style-name="P63">Subject</text:p>
      <text:p text:style-name="P64">In total 79 participants were tested in the experiment.<text:s/></text:p>
      <text:p text:style-name="P65">How many with PCS and without PCS? Age in total, in these two groups (youngest, oldest also relevant?. Inclusion criteria (here or where?). Gender all, in those two groups. <text:s/></text:p>
      <text:p text:style-name="P66">Cluster analysis</text:p>
      <text:p text:style-name="P67"><text:span text:style-name="T68"><text:tab/>Goal of cluster analysis<text:s/></text:span><text:span text:style-name="T69">(here or introduction?)</text:span></text:p>
      <text:p text:style-name="P70">Ausgewählte Variablen</text:p>
      <text:p text:style-name="P71">At first, all cognitive data, after reduced to tmt and pvt, why?<text:s/></text:p>
      <text:p text:style-name="P72">Only include if good reason to think they will define the clusters</text:p>
      <text:p text:style-name="P73">Irrelevant or masking variables should be excluded if possible</text:p>
      <text:p text:style-name="P74">At first n-back included, later excluded since<text:line-break/><text:tab/>MoCA excluded, since ..<text:s/></text:p>
      <text:p text:style-name="P75">Missing values were excluded (the participant was excluded if one missing value in rte, pvt or n-back task.)</text:p>
      <text:p text:style-name="P76">Ausgewählte Objekte</text:p>
      <text:p text:style-name="P77">All participants, some where excluded due to missing data or didn’t understand n-back Task<text:s/></text:p>
      <text:p text:style-name="P78">How many objects/participants left?</text:p>
      <text:p text:style-name="P79">Gegebenenfalls die eingesetzten Datentransformationen</text:p>
      <text:p text:style-name="P80">z-transformation</text:p>
      <text:p text:style-name="P81">standardisation<text:s/></text:p>
      <text:p text:style-name="P82">winsorizing<text:s/></text:p>
      <text:p text:style-name="P83">Gewählte (Un-)Ähnlichkeitsmaß</text:p>
      <text:p text:style-name="P84">Quadrierte(?) euklidische Distanzmaß<text:s/></text:p>
      <text:p text:style-name="P85">Ausgewählte Verfahren (genaue Bezeichnung)</text:p>
      <text:p text:style-name="P86">Ward-method<text:s/></text:p>
      <text:p text:style-name="P87">Eingesetzes Computerprogramm (inkl. Versionsnummer)</text:p>
      <text:soft-page-break/>
      <text:p text:style-name="P88">R<text:s/></text:p>
      <text:p text:style-name="P89">Technische Voreinstellungen</text:p>
      <text:p text:style-name="P90">Verwendete Kriterien zur Bestimmung der Clusteranzahl</text:p>
      <text:p text:style-name="P91"><text:span text:style-name="T92">Inhaltlich, da zwei verschiedene Gruppen. Later 4 because of k-means<text:s/></text:span></text:p>
      <text:p text:style-name="P93">Durchgeführte Stabilitätsprüfung</text:p>
      <text:p text:style-name="P94">Für ausgewählze Clusteranzahl noch drei weitere Analysen mit dem Complete-, Single- und Weighted-Average-Linkage gerechnet. Die Übereinstimmung wurde mittels des adjustierten Randindex (Hubert und Arabie 1985) beurteilt.<text:s/></text:p>
      <text:p text:style-name="P95">Auch: Wechsel des Algorithmus und Veränderung Gruppenzahl (Ein Cluster bleibt gleich)</text:p>
      <text:p text:style-name="P96">Durchgeführte Validitätsprüfung<text:s/></text:p>
      <text:p text:style-name="P97">Zur Validitätsprüfung wurde auf Variablen Z1, Z2 usw. zurückgeriffen</text:p>
      <text:p text:style-name="P98">EEG<text:s/>Recording and Analysis</text:p>
      <text:p text:style-name="P99">For each group (withPCS and withoutPCS), 5 min of resting state with eyes open (EO_RS) and 5 min of resting state with eyes closed (EC_RS) were recorded using high-density EEG (Hd-EEG). Hd-EEG signals were collected using the 128-channel actiCap System (Brain Products GmbH, Munich, Germany) with electrodes positioned at the site of the 10-10 EEG International System, with a sampling frequency of 5 kHz and referenced to the FCz electrode.<text:s/></text:p>
      <text:p text:style-name="P100">Preprocessing</text:p>
      <text:p text:style-name="P101"><text:span text:style-name="T102">Data preprocessing was performed using the FieldTrip toolbox (</text:span><text:span text:style-name="T103">Fieldtrip-20240504;<text:s/></text:span><text:span text:style-name="T104">Oostenveld, Fries, Maris &amp; Schoffelen, 201</text:span><text:span text:style-name="T105">1</text:span><text:span text:style-name="T106">)</text:span><text:span text:style-name="T107"><text:s/>and the EEGLab toolbox (v2024.0; Delorme</text:span><text:span text:style-name="T108"><text:s/>&amp; Makeig, 2004)<text:s/></text:span><text:span text:style-name="T109">in<text:s/></text:span><text:span text:style-name="T110">Matlab (</text:span><text:span text:style-name="T111"><office:annotation office:name="4" xml:id="553263756"><dc:creator>Janka Hauffe</dc:creator><dc:date>2024-07-27T11:53:00</dc:date><meta:creator-initials>JH</meta:creator-initials><text:p text:style-name="P112">How to cite that correctly?</text:p></office:annotation>v24.1.0.2578822 (R2024a)</text:span><text:span text:style-name="T113"><text:s/></text:span><text:span text:style-name="T114">Mathworks Inc.</text:span><text:span text:style-name="T115">, 2024,<text:s/></text:span><text:span text:style-name="T116">MathWorks®<text:s/></text:span><text:span text:style-name="T117">https://de.mathworks.com</text:span><text:span text:style-name="T118">)</text:span><text:span text:style-name="CommentReference"><office:annotation-end office:name="4"/></text:span><text:span text:style-name="T119">.</text:span></text:p>
      <text:p text:style-name="P120">Filtering and Resampling</text:p>
      <text:p text:style-name="P121">Highpass filtering: cutoff frequency of 0.1 Hz -&gt; Why?</text:p>
      <text:p text:style-name="P122">Data resampled to 250 Hz -&gt; Why?</text:p>
      <text:p text:style-name="P123">Lowpass filtering: cutoff frequency of 45 Hz -&gt; Why? Was applied to eliminate line noise (50 Hz)</text:p>
      <text:p text:style-name="P124"><text:span text:style-name="T125">Re-referencing: To the average across channels to remove the influence of the reference electr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7T10:09:00Z</dc:date>
    <meta:template xlink:href="Normal.dotm" xlink:type="simple"/>
    <meta:editing-cycles>16</meta:editing-cycles>
    <meta:editing-duration>PT0S</meta:editing-duration>
    <meta:user-defined meta:name="GrammarlyDocumentId">8aae616a-024f-4016-9886-9149baed4a93</meta:user-defined>
    <meta:document-statistic meta:page-count="3" meta:paragraph-count="73" meta:word-count="670" meta:character-count="4545" meta:row-count="96" meta:non-whitespace-character-count="3948"/>
  </office:meta>
</office:document-meta>
</file>